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.102cm" svg:stroke-color="#000000" draw:fill="none" draw:fill-color="#ffffff" fo:min-height="0.635cm" fo:padding-top="0.176cm" fo:padding-bottom="0.176cm" fo:padding-left="0.301cm" fo:padding-right="0.301cm"/>
    </style:style>
    <style:style style:name="gr3" style:family="graphic" style:parent-style-name="standard">
      <style:graphic-properties svg:stroke-width="0.051cm" draw:marker-start-width="0.124cm" draw:marker-end-width="0.124cm" draw:textarea-horizontal-align="center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3.175cm" svg:height="1.905cm" svg:x="6.715cm" svg:y="15.605cm">
          <text:p text:style-name="P1">Devi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" draw:id="id1" draw:layer="layout" svg:width="3.175cm" svg:height="1.905cm" svg:x="5.445cm" svg:y="18.78cm">
          <text:p text:style-name="P1">Protocol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.175cm" svg:height="1.905cm" svg:x="9.255cm" svg:y="21.955cm">
          <text:p text:style-name="P1">Bluetooth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.175cm" svg:height="1.905cm" svg:x="5.445cm" svg:y="21.955cm">
          <text:p text:style-name="P1">TCP/IP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3.175cm" svg:height="1.905cm" svg:x="1.635cm" svg:y="21.955cm">
          <text:p text:style-name="P1">VISA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3.175cm" svg:height="1.905cm" svg:x="14.335cm" svg:y="15.605cm">
          <text:p text:style-name="P1">Data</text:p>
          <text:p text:style-name="P1">Manag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7" draw:id="id7" draw:layer="layout" svg:width="3.175cm" svg:height="1.905cm" svg:x="14.335cm" svg:y="19.415cm">
          <text:p text:style-name="P1">HD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8" draw:id="id8" draw:layer="layout" svg:width="3.175cm" svg:height="1.905cm" svg:x="2.27cm" svg:y="11.46cm">
          <text:p text:style-name="P1">Device</text:p>
          <text:p text:style-name="P1">Facto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0" draw:id="id10" draw:layer="layout" svg:width="3.175cm" svg:height="1.905cm" svg:x="2.27cm" svg:y="7.49cm">
          <text:p text:style-name="P1">Config</text:p>
          <text:p text:style-name="P1">Fi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9" draw:id="id9" draw:layer="layout" svg:width="10.16cm" svg:height="3.81cm" svg:x="7.35cm" svg:y="10.525cm">
          <text:p text:style-name="P1">Device Manager</text:p>
          <text:p text:style-name="P1">(Now with asynchronous magic!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54cm" svg:height="0.635cm" svg:x="9.89cm" svg:y="10.525cm">
          <text:p text:style-name="P1">Inbo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54cm" svg:height="0.635cm" svg:x="12.43cm" svg:y="10.525cm">
          <text:p text:style-name="P1">Outbox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2.54cm" svg:height="1.064cm" svg:x="8.32cm" svg:y="14.441cm">
          <draw:text-box>
            <text:p>0...n</text:p>
          </draw:text-box>
        </draw:frame>
        <draw:custom-shape draw:style-name="gr1" draw:text-style-name="P1" xml:id="id13" draw:id="id13" draw:layer="layout" svg:width="3.175cm" svg:height="1.905cm" svg:x="10.825cm" svg:y="4.175cm">
          <text:p text:style-name="P1">Pars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2" draw:id="id12" draw:layer="layout" svg:width="3.175cm" svg:height="1.905cm" svg:x="16.24cm" svg:y="7.35cm">
          <text:p text:style-name="P1">En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1" draw:id="id11" draw:layer="layout" svg:width="5.08cm" svg:height="1.905cm" svg:x="9.89cm" svg:y="7.35cm">
          <text:p text:style-name="P1">Rout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7.032cm" svg:y1="20.685cm" svg:x2="7.032cm" svg:y2="21.955cm" draw:start-shape="id1" draw:start-glue-point="2" draw:end-shape="id2" draw:end-glue-point="0" svg:d="m7032 20685v1270">
          <text:p/>
        </draw:connector>
        <draw:connector draw:style-name="gr3" draw:text-style-name="P1" draw:layer="layout" draw:type="line" svg:x1="7.032cm" svg:y1="20.685cm" svg:x2="10.842cm" svg:y2="21.955cm" draw:start-shape="id1" draw:start-glue-point="2" draw:end-shape="id3" draw:end-glue-point="0" svg:d="m7032 20685 3810 1270">
          <text:p/>
        </draw:connector>
        <draw:connector draw:style-name="gr3" draw:text-style-name="P1" draw:layer="layout" draw:type="line" svg:x1="7.032cm" svg:y1="20.685cm" svg:x2="3.222cm" svg:y2="21.955cm" draw:start-shape="id1" draw:start-glue-point="2" draw:end-shape="id4" draw:end-glue-point="0" svg:d="m7032 20685-3810 1270">
          <text:p/>
        </draw:connector>
        <draw:connector draw:style-name="gr3" draw:text-style-name="P1" draw:layer="layout" draw:type="line" svg:x1="8.302cm" svg:y1="17.51cm" svg:x2="7.032cm" svg:y2="18.78cm" draw:start-shape="id5" draw:start-glue-point="2" draw:end-shape="id1" draw:end-glue-point="0" svg:d="m8302 17510-1270 1270">
          <text:p/>
        </draw:connector>
        <draw:connector draw:style-name="gr3" draw:text-style-name="P1" draw:layer="layout" draw:type="line" svg:x1="15.922cm" svg:y1="17.51cm" svg:x2="15.922cm" svg:y2="19.415cm" draw:start-shape="id6" draw:start-glue-point="2" draw:end-shape="id7" svg:d="m15922 17510v1905">
          <text:p/>
        </draw:connector>
        <draw:connector draw:style-name="gr3" draw:text-style-name="P1" draw:layer="layout" draw:type="line" svg:x1="5.445cm" svg:y1="12.412cm" svg:x2="7.35cm" svg:y2="12.43cm" draw:start-shape="id8" draw:start-glue-point="1" draw:end-shape="id9" draw:end-glue-point="3" svg:d="m5445 12412 1905 18">
          <text:p/>
        </draw:connector>
        <draw:connector draw:style-name="gr3" draw:text-style-name="P1" draw:layer="layout" draw:type="line" svg:x1="3.857cm" svg:y1="11.46cm" svg:x2="3.857cm" svg:y2="9.395cm" draw:start-shape="id8" draw:start-glue-point="0" draw:end-shape="id10" draw:end-glue-point="2" svg:d="m3857 11460v-2065">
          <text:p/>
        </draw:connector>
        <draw:connector draw:style-name="gr3" draw:text-style-name="P1" draw:layer="layout" draw:type="line" svg:x1="14.97cm" svg:y1="8.302cm" svg:x2="16.24cm" svg:y2="8.302cm" draw:start-shape="id11" draw:start-glue-point="1" draw:end-shape="id12" draw:end-glue-point="3" svg:d="m14970 8302h1270">
          <text:p/>
        </draw:connector>
        <draw:connector draw:style-name="gr3" draw:text-style-name="P1" draw:layer="layout" draw:type="line" svg:x1="12.43cm" svg:y1="7.35cm" svg:x2="12.412cm" svg:y2="6.08cm" draw:start-shape="id11" draw:start-glue-point="0" draw:end-shape="id13" draw:end-glue-point="2" svg:d="m12430 7350-18-1270">
          <text:p/>
        </draw:connector>
        <draw:connector draw:style-name="gr3" draw:text-style-name="P1" draw:layer="layout" draw:type="line" svg:x1="12.412cm" svg:y1="4.175cm" svg:x2="12.413cm" svg:y2="3.081cm" draw:start-shape="id13" draw:start-glue-point="0" draw:end-shape="id14" draw:end-glue-point="2" svg:d="m12412 4175 1-1094">
          <text:p/>
        </draw:connector>
        <draw:line draw:style-name="gr3" draw:text-style-name="P1" draw:layer="layout" svg:x1="8.385cm" svg:y1="15.605cm" svg:x2="8.385cm" svg:y2="14.335cm">
          <text:p/>
        </draw:line>
        <draw:line draw:style-name="gr3" draw:text-style-name="P1" draw:layer="layout" svg:x1="15.905cm" svg:y1="15.605cm" svg:x2="15.905cm" svg:y2="14.335cm">
          <text:p/>
        </draw:line>
        <draw:line draw:style-name="gr3" draw:text-style-name="P1" draw:layer="layout" svg:x1="11.16cm" svg:y1="10.525cm" svg:x2="11.16cm" svg:y2="9.255cm">
          <text:p/>
        </draw:line>
        <draw:custom-shape draw:style-name="gr1" draw:text-style-name="P1" xml:id="id14" draw:id="id14" draw:layer="layout" svg:width="3.175cm" svg:height="1.905cm" svg:x="10.826cm" svg:y="1.176cm">
          <text:p text:style-name="P1">Us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3.66cm" svg:y1="10.525cm" svg:x2="13.66cm" svg:y2="9.25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effrey Brown</meta:initial-creator>
    <meta:creation-date>2011-09-07T21:21:28</meta:creation-date>
    <dc:date>2011-09-07T21:49:41</dc:date>
    <dc:creator>Jeffrey Brown</dc:creator>
    <meta:editing-duration>PT28M13S</meta:editing-duration>
    <meta:editing-cycles>4</meta:editing-cycles>
    <meta:generator>LibreOffice/3.3$Unix LibreOffice_project/330m19$Build-301</meta:generator>
    <meta:document-statistic meta:object-count="31"/>
  </office:meta>
</office:document-meta>
</file>